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7mm" svg:height="90.05mm" svg:x="142.35mm" svg:y="14.34mm">
            <loext:p draw:notify-on-update-of-ranges="Hoja1.A2:Hoja1.A6 Hoja1.A2:Hoja1.A6 Hoja1.B2:Hoja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stancia (m)</text:p>
          </table:table-cell>
          <table:table-cell office:value-type="string" calcext:value-type="string">
            <text:p>Tamaño cara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08:47:22.862157981</meta:creation-date>
    <dc:date>2019-11-14T08:54:41.715462512</dc:date>
    <meta:editing-duration>PT7M19S</meta:editing-duration>
    <meta:editing-cycles>1</meta:editing-cycles>
    <meta:document-statistic meta:table-count="1" meta:cell-count="1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14cm" svg:y="4.204cm" style:legend-expansion="high" chart:style-name="ch2"/>
        <chart:plot-area chart:style-name="ch3" table:cell-range-address="Hoja1.A2:Hoja1.B6" chart:data-source-has-labels="both" svg:x="0.319cm" svg:y="0.18cm" svg:width="11.502cm" svg:height="8.646cm">
          <chartooo:coordinate-region svg:x="0.94cm" svg:y="0.38cm" svg:width="10.641cm" svg:height="7.799cm"/>
          <chart:axis chart:dimension="x" chart:name="primary-x" chart:style-name="ch4" chartooo:axis-type="auto">
            <chartooo:date-scale/>
            <chart:categories table:cell-range-address="Hoja1.A2:Hoja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6" chart:label-cell-address="Hoja1.A2:Hoja1.A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,2 1,5 1 0,8 0,5</text:p>
                <text:list>
                  <text:list-item>
                    <text:p>2,2</text:p>
                  </text:list-item>
                  <text:list-item>
                    <text:p>1,5</text:p>
                  </text:list-item>
                  <text:list-item>
                    <text:p>1</text:p>
                  </text:list-item>
                  <text:list-item>
                    <text:p>0,8</text:p>
                  </text:list-item>
                  <text:list-item>
                    <text:p>0,5</text:p>
                  </text:list-item>
                </text:list>
                <draw:g>
                  <svg:desc>Hoja1.A2:Hoja1.A6</svg:desc>
                </draw:g>
              </table:table-cell>
            </table:table-row>
          </table:table-header-rows>
          <table:table-rows>
            <table:table-row>
              <table:table-cell office:value-type="float" office:value="2.2">
                <text:p>2.2</text:p>
                <draw:g>
                  <svg:desc>Hoja1.A2:Hoja1.A6</svg:desc>
                </draw:g>
              </table:table-cell>
              <table:table-cell office:value-type="float" office:value="24">
                <text:p>24</text:p>
                <draw:g>
                  <svg:desc>Hoja1.B2:Hoja1.B6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